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2cm" fo:min-width="27.12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14.1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2cm" fo:min-width="12.51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15.3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73cm" fo:min-width="9.0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2cm" fo:min-width="10.29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72cm" fo:min-width="7.1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9.02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22cm" svg:height="2.222cm" svg:x="1.318cm" svg:y="12.43cm">
          <text:p text:style-name="P1">Core – cross platform, Utilit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604cm" svg:height="2.222cm" svg:x="1.319cm" svg:y="10.207cm">
          <text:p text:style-name="P1">Render – DirectX, OpenGL, Metal, Vulka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018cm" svg:height="2.222cm" svg:x="15.923cm" svg:y="10.207cm">
          <text:p text:style-name="P1">Audio – DirectSound, Open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622cm" svg:height="2.222cm" svg:x="1.318cm" svg:y="7.984cm">
          <text:p text:style-name="P1">Game Eng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875cm" svg:height="2.222cm" svg:x="13.065cm" svg:y="5.762cm">
          <text:p text:style-name="P1">Game Engine Edito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525cm" svg:height="2.223cm" svg:x="1cm" svg:y="3.539cm">
          <text:p text:style-name="P1">Gameplay Logi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795cm" svg:height="2.222cm" svg:x="10.525cm" svg:y="3.539cm">
          <text:p text:style-name="P1">Gameplay Edit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2cm" svg:height="2.222cm" svg:x="21.32cm" svg:y="3.539cm">
          <text:p text:style-name="P1">Editor App (.exe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25cm" svg:height="2.54cm" svg:x="1cm" svg:y="0.999cm">
          <text:p text:style-name="P1">Game App (.ex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05:42:14.500000000</meta:creation-date>
    <dc:date>2022-04-08T17:45:30.755000000</dc:date>
    <meta:editing-duration>PT1H12M34S</meta:editing-duration>
    <meta:editing-cycles>3</meta:editing-cycles>
    <meta:generator>LibreOffice/7.2.4.1$Windows_X86_64 LibreOffice_project/27d75539669ac387bb498e35313b970b7fe9c4f9</meta:generator>
    <meta:document-statistic meta:object-count="9"/>
  </office:meta>
</office:document-meta>
</file>